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Math-italic" svg:font-family="'MathJax Math-italic'"/>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894cm" style:rel-column-width="7302*"/>
    </style:style>
    <style:style style:name="Table1.B" style:family="table-column">
      <style:table-column-properties style:column-width="15.106cm" style:rel-column-width="5823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text-properties style:font-name="Liberation Serif" officeooo:rsid="011a188e" officeooo:paragraph-rsid="011a188e"/>
    </style:style>
    <style:style style:name="P3" style:family="paragraph" style:parent-style-name="Standard">
      <style:text-properties style:font-name="Liberation Serif" officeooo:rsid="011ace1c" officeooo:paragraph-rsid="011ace1c"/>
    </style:style>
    <style:style style:name="P4" style:family="paragraph" style:parent-style-name="Standard">
      <style:text-properties style:font-name="Liberation Serif" officeooo:rsid="011c4f8e" officeooo:paragraph-rsid="011c4f8e"/>
    </style:style>
    <style:style style:name="P5" style:family="paragraph" style:parent-style-name="Standard">
      <style:text-properties style:font-name="Liberation Serif" officeooo:rsid="00a45778"/>
    </style:style>
    <style:style style:name="P6" style:family="paragraph" style:parent-style-name="Standard">
      <style:text-properties style:font-name="Liberation Serif" fo:font-size="12pt" style:text-underline-style="none" style:font-size-asian="10.5pt" style:font-size-complex="12pt"/>
    </style:style>
    <style:style style:name="P7" style:family="paragraph" style:parent-style-name="Standard">
      <style:text-properties style:font-name="Liberation Serif" fo:font-size="12pt" style:text-underline-style="none" officeooo:paragraph-rsid="01e4ed72" style:font-size-asian="10.5pt" style:font-size-complex="12pt"/>
    </style:style>
    <style:style style:name="P8" style:family="paragraph" style:parent-style-name="Standard">
      <style:text-properties style:font-name="Liberation Serif" fo:font-size="12pt" style:text-underline-style="none" officeooo:paragraph-rsid="01e721e8" style:font-size-asian="10.5pt" style:font-size-complex="12pt"/>
    </style:style>
    <style:style style:name="P9" style:family="paragraph" style:parent-style-name="Standard">
      <style:text-properties style:font-name="Liberation Serif" fo:font-size="14pt" fo:font-weight="bold" style:font-weight-asian="bold" style:font-weight-complex="bold"/>
    </style:style>
    <style:style style:name="P10" style:family="paragraph" style:parent-style-name="Standard">
      <style:text-properties style:font-name="Liberation Serif" fo:font-size="14pt" fo:font-weight="bold" officeooo:rsid="0185b742" officeooo:paragraph-rsid="0185b742" style:font-weight-asian="bold" style:font-weight-complex="bold"/>
    </style:style>
    <style:style style:name="P11" style:family="paragraph" style:parent-style-name="Standard">
      <style:text-properties style:font-name="Liberation Serif" fo:font-size="14pt" fo:font-weight="bold" officeooo:paragraph-rsid="021bde58" style:font-weight-asian="bold" style:font-weight-complex="bold"/>
    </style:style>
    <style:style style:name="P12" style:family="paragraph" style:parent-style-name="Standard">
      <style:text-properties style:font-name="Liberation Serif" officeooo:paragraph-rsid="01435243"/>
    </style:style>
    <style:style style:name="P13" style:family="paragraph" style:parent-style-name="Standard">
      <style:text-properties style:font-name="Liberation Serif" officeooo:paragraph-rsid="01593598"/>
    </style:style>
    <style:style style:name="P14" style:family="paragraph" style:parent-style-name="Standard">
      <style:text-properties style:font-name="Liberation Serif" officeooo:paragraph-rsid="015a1fbf"/>
    </style:style>
    <style:style style:name="P15" style:family="paragraph" style:parent-style-name="Standard">
      <style:text-properties style:font-name="Liberation Serif" officeooo:rsid="01621372" officeooo:paragraph-rsid="01621372"/>
    </style:style>
    <style:style style:name="P16" style:family="paragraph" style:parent-style-name="Standard">
      <style:text-properties style:font-name="Liberation Serif" officeooo:rsid="016d673b" officeooo:paragraph-rsid="016d673b"/>
    </style:style>
    <style:style style:name="P17" style:family="paragraph" style:parent-style-name="Standard">
      <style:text-properties style:font-name="Liberation Serif" officeooo:paragraph-rsid="018dcdc9"/>
    </style:style>
    <style:style style:name="P18" style:family="paragraph" style:parent-style-name="Standard">
      <style:text-properties style:font-name="Liberation Serif" officeooo:rsid="0190f4ba" officeooo:paragraph-rsid="0190f4ba"/>
    </style:style>
    <style:style style:name="P19" style:family="paragraph" style:parent-style-name="Standard">
      <style:text-properties style:font-name="Liberation Serif" officeooo:rsid="01923198" officeooo:paragraph-rsid="01923198"/>
    </style:style>
    <style:style style:name="P20" style:family="paragraph" style:parent-style-name="Standard">
      <style:text-properties style:font-name="Liberation Serif" officeooo:rsid="01977205" officeooo:paragraph-rsid="01977205"/>
    </style:style>
    <style:style style:name="P21" style:family="paragraph" style:parent-style-name="Standard">
      <style:text-properties style:font-name="Liberation Serif" officeooo:rsid="01a0b900" officeooo:paragraph-rsid="01a0b900"/>
    </style:style>
    <style:style style:name="P22" style:family="paragraph" style:parent-style-name="Standard">
      <style:text-properties style:font-name="Liberation Serif" officeooo:rsid="01a4bdc2" officeooo:paragraph-rsid="01a4bdc2"/>
    </style:style>
    <style:style style:name="P23" style:family="paragraph" style:parent-style-name="Standard">
      <style:text-properties style:font-name="Liberation Serif" officeooo:rsid="01a6a021" officeooo:paragraph-rsid="01a6a021"/>
    </style:style>
    <style:style style:name="P24" style:family="paragraph" style:parent-style-name="Standard">
      <style:text-properties style:font-name="Liberation Serif" officeooo:rsid="01a81a85" officeooo:paragraph-rsid="01a81a85"/>
    </style:style>
    <style:style style:name="P25" style:family="paragraph" style:parent-style-name="Standard">
      <style:text-properties style:font-name="Liberation Serif" officeooo:rsid="01a869c3" officeooo:paragraph-rsid="01a869c3"/>
    </style:style>
    <style:style style:name="P26" style:family="paragraph" style:parent-style-name="Standard">
      <style:text-properties style:font-name="Liberation Serif" officeooo:rsid="01a94e3a" officeooo:paragraph-rsid="01a94e3a"/>
    </style:style>
    <style:style style:name="P27" style:family="paragraph" style:parent-style-name="Standard">
      <style:text-properties style:font-name="Liberation Serif" officeooo:rsid="01aac30a" officeooo:paragraph-rsid="01aac30a"/>
    </style:style>
    <style:style style:name="P28" style:family="paragraph" style:parent-style-name="Standard">
      <style:text-properties style:font-name="Liberation Serif" officeooo:rsid="01acfaca" officeooo:paragraph-rsid="01acfaca"/>
    </style:style>
    <style:style style:name="P29" style:family="paragraph" style:parent-style-name="Standard">
      <style:text-properties style:font-name="Liberation Serif" officeooo:rsid="01aeae12" officeooo:paragraph-rsid="01aeae12"/>
    </style:style>
    <style:style style:name="P30" style:family="paragraph" style:parent-style-name="Standard">
      <style:text-properties style:font-name="Liberation Serif" officeooo:rsid="01b1514f" officeooo:paragraph-rsid="01b1514f"/>
    </style:style>
    <style:style style:name="P31" style:family="paragraph" style:parent-style-name="Standard">
      <style:text-properties style:font-name="Liberation Serif" officeooo:rsid="01bf63da" officeooo:paragraph-rsid="01bf63da"/>
    </style:style>
    <style:style style:name="P32" style:family="paragraph" style:parent-style-name="Standard">
      <style:text-properties style:font-name="Liberation Serif" officeooo:rsid="01c24e49" officeooo:paragraph-rsid="01c24e49"/>
    </style:style>
    <style:style style:name="P33" style:family="paragraph" style:parent-style-name="Standard">
      <style:text-properties style:font-name="Liberation Serif" officeooo:paragraph-rsid="01c24e49"/>
    </style:style>
    <style:style style:name="P34" style:family="paragraph" style:parent-style-name="Standard">
      <style:text-properties style:font-name="Liberation Serif" officeooo:paragraph-rsid="01c8ffd6"/>
    </style:style>
    <style:style style:name="P35" style:family="paragraph" style:parent-style-name="Standard">
      <style:text-properties style:font-name="Liberation Serif" officeooo:paragraph-rsid="01c9f33d"/>
    </style:style>
    <style:style style:name="P36" style:family="paragraph" style:parent-style-name="Standard">
      <style:text-properties style:font-name="Liberation Serif" officeooo:paragraph-rsid="01cb8d01"/>
    </style:style>
    <style:style style:name="P37" style:family="paragraph" style:parent-style-name="Standard">
      <style:text-properties style:font-name="Liberation Serif" officeooo:rsid="0186c923" officeooo:paragraph-rsid="018dcdc9"/>
    </style:style>
    <style:style style:name="P38" style:family="paragraph" style:parent-style-name="Standard">
      <style:text-properties style:font-name="Liberation Serif" officeooo:rsid="01a55e01" officeooo:paragraph-rsid="01a55e01"/>
    </style:style>
    <style:style style:name="P39" style:family="paragraph" style:parent-style-name="Standard">
      <style:text-properties style:font-name="Liberation Serif" officeooo:rsid="01b4beee" officeooo:paragraph-rsid="01b4beee"/>
    </style:style>
    <style:style style:name="P40" style:family="paragraph" style:parent-style-name="Standard">
      <style:text-properties style:font-name="Liberation Serif" officeooo:rsid="01c9f33d" officeooo:paragraph-rsid="01c9f33d"/>
    </style:style>
    <style:style style:name="P41" style:family="paragraph" style:parent-style-name="Standard">
      <style:text-properties style:font-name="Liberation Serif" officeooo:rsid="01cb5b0e" officeooo:paragraph-rsid="01cb8d01"/>
    </style:style>
    <style:style style:name="P42" style:family="paragraph" style:parent-style-name="Standard">
      <style:text-properties style:font-name="Liberation Serif" officeooo:rsid="01cb8d01" officeooo:paragraph-rsid="01cb8d01"/>
    </style:style>
    <style:style style:name="P43" style:family="paragraph" style:parent-style-name="Standard">
      <style:text-properties style:font-name="Liberation Serif" officeooo:paragraph-rsid="01d624d8"/>
    </style:style>
    <style:style style:name="P44" style:family="paragraph" style:parent-style-name="Standard">
      <style:text-properties style:font-name="Liberation Serif" officeooo:rsid="01dae0e5" officeooo:paragraph-rsid="01e19369"/>
    </style:style>
    <style:style style:name="P45" style:family="paragraph" style:parent-style-name="Standard">
      <style:text-properties style:font-name="Liberation Serif" officeooo:paragraph-rsid="01dd4ff5"/>
    </style:style>
    <style:style style:name="P46" style:family="paragraph" style:parent-style-name="Standard">
      <style:text-properties style:font-name="Liberation Serif" officeooo:paragraph-rsid="01e19369"/>
    </style:style>
    <style:style style:name="P47" style:family="paragraph" style:parent-style-name="Standard">
      <style:text-properties style:font-name="Liberation Serif" officeooo:rsid="01e19369" officeooo:paragraph-rsid="01e19369"/>
    </style:style>
    <style:style style:name="P48" style:family="paragraph" style:parent-style-name="Standard">
      <style:text-properties style:font-name="Liberation Serif" officeooo:paragraph-rsid="01e721e8"/>
    </style:style>
    <style:style style:name="P49" style:family="paragraph" style:parent-style-name="Standard">
      <style:text-properties style:font-name="Liberation Serif" officeooo:paragraph-rsid="01eac3f1"/>
    </style:style>
    <style:style style:name="P50" style:family="paragraph" style:parent-style-name="Standard">
      <style:text-properties style:font-name="Liberation Serif" officeooo:rsid="01eac3f1" officeooo:paragraph-rsid="01eac3f1"/>
    </style:style>
    <style:style style:name="P51" style:family="paragraph" style:parent-style-name="Standard">
      <style:text-properties style:font-name="Liberation Serif" officeooo:rsid="01ebf06e" officeooo:paragraph-rsid="01ebf06e"/>
    </style:style>
    <style:style style:name="P52" style:family="paragraph" style:parent-style-name="Standard">
      <style:text-properties style:font-name="Liberation Serif" officeooo:rsid="01dc9651" officeooo:paragraph-rsid="01e19369"/>
    </style:style>
    <style:style style:name="P53" style:family="paragraph" style:parent-style-name="Standard">
      <style:text-properties style:font-name="Liberation Serif" officeooo:rsid="00ef4888" officeooo:paragraph-rsid="01eac3f1"/>
    </style:style>
    <style:style style:name="P54" style:family="paragraph" style:parent-style-name="Standard">
      <style:text-properties style:font-name="Liberation Serif" officeooo:rsid="011d80b5" officeooo:paragraph-rsid="011d80b5"/>
    </style:style>
    <style:style style:name="P55" style:family="paragraph" style:parent-style-name="Standard">
      <style:text-properties style:font-name="Liberation Serif" officeooo:rsid="01ecd503" officeooo:paragraph-rsid="01ecd503"/>
    </style:style>
    <style:style style:name="P56" style:family="paragraph" style:parent-style-name="Standard">
      <style:text-properties style:font-name="Liberation Serif" officeooo:rsid="01efbfec" officeooo:paragraph-rsid="01efbfec"/>
    </style:style>
    <style:style style:name="P57" style:family="paragraph" style:parent-style-name="Standard">
      <style:text-properties style:font-name="Liberation Serif" officeooo:rsid="01f29cc6" officeooo:paragraph-rsid="01f29cc6"/>
    </style:style>
    <style:style style:name="P58" style:family="paragraph" style:parent-style-name="Standard">
      <style:text-properties style:font-name="Liberation Serif" officeooo:rsid="01f94c65" officeooo:paragraph-rsid="01f94c65"/>
    </style:style>
    <style:style style:name="P59" style:family="paragraph" style:parent-style-name="Standard">
      <style:text-properties style:font-name="Liberation Serif" officeooo:rsid="01faa317" officeooo:paragraph-rsid="01faa317"/>
    </style:style>
    <style:style style:name="P60" style:family="paragraph" style:parent-style-name="Standard">
      <style:text-properties style:font-name="Liberation Serif" officeooo:rsid="0205e541" officeooo:paragraph-rsid="0205e541"/>
    </style:style>
    <style:style style:name="P61" style:family="paragraph" style:parent-style-name="Standard">
      <style:text-properties style:font-name="Liberation Serif" officeooo:rsid="020930e0" officeooo:paragraph-rsid="020930e0"/>
    </style:style>
    <style:style style:name="P62" style:family="paragraph" style:parent-style-name="Standard">
      <style:text-properties style:font-name="Liberation Serif" officeooo:rsid="020b03f4" officeooo:paragraph-rsid="020b03f4"/>
    </style:style>
    <style:style style:name="P63" style:family="paragraph" style:parent-style-name="Standard">
      <style:text-properties style:font-name="Liberation Serif" officeooo:rsid="020db61b" officeooo:paragraph-rsid="020dfe48"/>
    </style:style>
    <style:style style:name="P64" style:family="paragraph" style:parent-style-name="Standard">
      <style:text-properties style:font-name="Liberation Serif" officeooo:rsid="020dfe48" officeooo:paragraph-rsid="020dfe48"/>
    </style:style>
    <style:style style:name="P65" style:family="paragraph" style:parent-style-name="Standard">
      <style:text-properties style:font-name="Liberation Serif" officeooo:rsid="0218ae73" officeooo:paragraph-rsid="02192d1a"/>
    </style:style>
    <style:style style:name="P66" style:family="paragraph" style:parent-style-name="Standard">
      <style:text-properties style:font-name="Liberation Serif" officeooo:rsid="02192d1a" officeooo:paragraph-rsid="02192d1a"/>
    </style:style>
    <style:style style:name="P67" style:family="paragraph" style:parent-style-name="Standard">
      <style:text-properties style:font-name="Liberation Serif" officeooo:rsid="0219e06f" officeooo:paragraph-rsid="0219e06f"/>
    </style:style>
    <style:style style:name="P68" style:family="paragraph" style:parent-style-name="Standard">
      <style:text-properties style:font-name="Liberation Serif" officeooo:paragraph-rsid="01edf953"/>
    </style:style>
    <style:style style:name="P69" style:family="paragraph" style:parent-style-name="Standard">
      <style:text-properties style:font-name="Liberation Serif" officeooo:paragraph-rsid="021cc5a0"/>
    </style:style>
    <style:style style:name="P70" style:family="paragraph" style:parent-style-name="Standard">
      <style:text-properties style:font-name="Liberation Serif" officeooo:rsid="0222610d" officeooo:paragraph-rsid="0222610d"/>
    </style:style>
    <style:style style:name="P71" style:family="paragraph" style:parent-style-name="Standard">
      <style:text-properties style:font-name="Liberation Serif" officeooo:paragraph-rsid="021fa871"/>
    </style:style>
    <style:style style:name="P72" style:family="paragraph" style:parent-style-name="Standard">
      <style:text-properties style:font-name="Liberation Serif" officeooo:rsid="022418b9" officeooo:paragraph-rsid="022418b9"/>
    </style:style>
    <style:style style:name="P73" style:family="paragraph" style:parent-style-name="Standard">
      <style:text-properties style:font-name="Liberation Serif" officeooo:rsid="0224a9b6" officeooo:paragraph-rsid="0224a9b6"/>
    </style:style>
    <style:style style:name="P74" style:family="paragraph" style:parent-style-name="Standard">
      <style:text-properties style:font-name="Liberation Serif" officeooo:rsid="014cc7c4" officeooo:paragraph-rsid="014cc7c4"/>
    </style:style>
    <style:style style:name="P75" style:family="paragraph" style:parent-style-name="Standard">
      <style:text-properties style:font-name="Liberation Serif" officeooo:paragraph-rsid="022a7f14"/>
    </style:style>
    <style:style style:name="P76" style:family="paragraph" style:parent-style-name="Standard">
      <style:text-properties style:font-name="Liberation Serif" officeooo:rsid="0232b4b7" officeooo:paragraph-rsid="01799d1e"/>
    </style:style>
    <style:style style:name="P77" style:family="paragraph" style:parent-style-name="Standard">
      <style:text-properties style:font-name="Liberation Serif" officeooo:rsid="0232b4b7" officeooo:paragraph-rsid="0232b4b7"/>
    </style:style>
    <style:style style:name="P78" style:family="paragraph" style:parent-style-name="Standard">
      <style:text-properties style:font-name="Liberation Serif" officeooo:rsid="02389b3d" officeooo:paragraph-rsid="02389b3d"/>
    </style:style>
    <style:style style:name="P79" style:family="paragraph" style:parent-style-name="Standard">
      <style:text-properties style:font-name="Liberation Serif" officeooo:rsid="023dcdc4" officeooo:paragraph-rsid="023dcdc4"/>
    </style:style>
    <style:style style:name="P80" style:family="paragraph" style:parent-style-name="Standard">
      <style:text-properties style:font-name="Liberation Serif" officeooo:rsid="022a7f14" officeooo:paragraph-rsid="022a7f14"/>
    </style:style>
    <style:style style:name="P81" style:family="paragraph" style:parent-style-name="Standard">
      <style:text-properties officeooo:rsid="01fcbd2f" officeooo:paragraph-rsid="01fcbd2f"/>
    </style:style>
    <style:style style:name="P82" style:family="paragraph" style:parent-style-name="Standard">
      <style:text-properties officeooo:paragraph-rsid="01fcbd2f"/>
    </style:style>
    <style:style style:name="P83" style:family="paragraph" style:parent-style-name="Standard">
      <style:text-properties officeooo:rsid="02057615" officeooo:paragraph-rsid="02057615"/>
    </style:style>
    <style:style style:name="P84" style:family="paragraph" style:parent-style-name="Standard">
      <style:text-properties officeooo:rsid="02005edb" officeooo:paragraph-rsid="01fcbd2f"/>
    </style:style>
    <style:style style:name="P85" style:family="paragraph" style:parent-style-name="Standard">
      <style:text-properties style:font-name="Liberation Serif" officeooo:rsid="0134f2ae" officeooo:paragraph-rsid="02550c77"/>
    </style:style>
    <style:style style:name="P86" style:family="paragraph" style:parent-style-name="Standard">
      <style:text-properties style:font-name="Liberation Serif" officeooo:paragraph-rsid="02550c77"/>
    </style:style>
    <style:style style:name="P87" style:family="paragraph" style:parent-style-name="Standard">
      <style:text-properties style:font-name="Liberation Serif" officeooo:paragraph-rsid="0257094a"/>
    </style:style>
    <style:style style:name="P88" style:family="paragraph" style:parent-style-name="Standard">
      <style:text-properties style:font-name="Liberation Serif" officeooo:rsid="0258df1c" officeooo:paragraph-rsid="0258df1c"/>
    </style:style>
    <style:style style:name="P89" style:family="paragraph" style:parent-style-name="Standard">
      <style:text-properties style:font-name="Liberation Serif" officeooo:rsid="025a8479" officeooo:paragraph-rsid="025a8479"/>
    </style:style>
    <style:style style:name="P90" style:family="paragraph" style:parent-style-name="Standard">
      <style:text-properties style:font-name="Liberation Serif" officeooo:rsid="023b7fce" officeooo:paragraph-rsid="025ba32c"/>
    </style:style>
    <style:style style:name="P91" style:family="paragraph" style:parent-style-name="Standard">
      <style:text-properties style:font-name="Liberation Serif" officeooo:rsid="025ba32c" officeooo:paragraph-rsid="025ba32c"/>
    </style:style>
    <style:style style:name="P92" style:family="paragraph" style:parent-style-name="Standard">
      <style:text-properties style:font-name="Liberation Serif" officeooo:rsid="0131d9eb" officeooo:paragraph-rsid="0131d9eb"/>
    </style:style>
    <style:style style:name="P93" style:family="paragraph" style:parent-style-name="Standard">
      <style:text-properties style:font-name="Liberation Serif" officeooo:rsid="0261f6c5" officeooo:paragraph-rsid="0261f6c5"/>
    </style:style>
    <style:style style:name="P94" style:family="paragraph" style:parent-style-name="Standard">
      <style:text-properties style:font-name="Liberation Serif" officeooo:rsid="023dcdc4" officeooo:paragraph-rsid="023dcdc4"/>
    </style:style>
    <style:style style:name="P95" style:family="paragraph" style:parent-style-name="Standard">
      <style:text-properties style:font-name="Liberation Serif" officeooo:rsid="01621372" officeooo:paragraph-rsid="01621372"/>
    </style:style>
    <style:style style:name="P96" style:family="paragraph" style:parent-style-name="Standard">
      <style:text-properties style:font-name="Liberation Serif" officeooo:rsid="0173fd6a" officeooo:paragraph-rsid="0173fd6a"/>
    </style:style>
    <style:style style:name="P97" style:family="paragraph" style:parent-style-name="Standard">
      <style:text-properties style:font-name="Liberation Serif" officeooo:rsid="0242f4b8" officeooo:paragraph-rsid="0242f4b8"/>
    </style:style>
    <style:style style:name="P98" style:family="paragraph" style:parent-style-name="Standard">
      <style:text-properties style:font-name="Liberation Serif" officeooo:rsid="02771f2d" officeooo:paragraph-rsid="02771f2d"/>
    </style:style>
    <style:style style:name="P99" style:family="paragraph" style:parent-style-name="Standard">
      <style:text-properties style:font-name="Liberation Serif" officeooo:rsid="01923198" officeooo:paragraph-rsid="01923198"/>
    </style:style>
    <style:style style:name="P100" style:family="paragraph" style:parent-style-name="Standard">
      <style:text-properties style:font-name="Liberation Serif" officeooo:rsid="02816082" officeooo:paragraph-rsid="02816082"/>
    </style:style>
    <style:style style:name="T1" style:family="text">
      <style:text-properties fo:font-size="12pt" style:text-underline-style="none" style:font-size-asian="10.5pt" style:font-size-complex="12pt"/>
    </style:style>
    <style:style style:name="T2" style:family="text">
      <style:text-properties fo:font-size="12pt" style:text-underline-style="none" officeooo:rsid="00c3646f" style:font-size-asian="10.5pt" style:font-size-complex="12pt"/>
    </style:style>
    <style:style style:name="T3" style:family="text">
      <style:text-properties fo:font-size="12pt" style:text-underline-style="none" officeooo:rsid="00c46c35" style:font-size-asian="10.5pt" style:font-size-complex="12pt"/>
    </style:style>
    <style:style style:name="T4" style:family="text">
      <style:text-properties fo:font-size="12pt" style:text-underline-style="none" officeooo:rsid="00c550d5" style:font-size-asian="10.5pt" style:font-size-complex="12pt"/>
    </style:style>
    <style:style style:name="T5" style:family="text">
      <style:text-properties fo:font-size="12pt" style:text-underline-style="none" officeooo:rsid="00c55d6b" style:font-size-asian="10.5pt" style:font-size-complex="12pt"/>
    </style:style>
    <style:style style:name="T6" style:family="text">
      <style:text-properties fo:font-size="12pt" style:text-underline-style="none" officeooo:rsid="00ca4316" style:font-size-asian="10.5pt" style:font-size-complex="12pt"/>
    </style:style>
    <style:style style:name="T7" style:family="text">
      <style:text-properties fo:font-size="12pt" style:text-underline-style="none" officeooo:rsid="00d21edc" style:font-size-asian="10.5pt" style:font-size-complex="12pt"/>
    </style:style>
    <style:style style:name="T8" style:family="text">
      <style:text-properties fo:font-size="12pt" style:text-underline-style="none" officeooo:rsid="00d12a6e" style:font-size-asian="10.5pt" style:font-size-complex="12pt"/>
    </style:style>
    <style:style style:name="T9" style:family="text">
      <style:text-properties fo:font-size="12pt" style:text-underline-style="none" officeooo:rsid="00d6c41e" style:font-size-asian="10.5pt" style:font-size-complex="12pt"/>
    </style:style>
    <style:style style:name="T10" style:family="text">
      <style:text-properties fo:font-size="12pt" style:text-underline-style="none" officeooo:rsid="01d6c4c4" style:font-size-asian="10.5pt" style:font-size-complex="12pt"/>
    </style:style>
    <style:style style:name="T11" style:family="text">
      <style:text-properties fo:font-size="12pt" style:text-underline-style="none" officeooo:rsid="01d87a99" style:font-size-asian="10.5pt" style:font-size-complex="12pt"/>
    </style:style>
    <style:style style:name="T12" style:family="text">
      <style:text-properties fo:font-size="12pt" style:text-underline-style="none" officeooo:rsid="01d8aae3" style:font-size-asian="10.5pt" style:font-size-complex="12pt"/>
    </style:style>
    <style:style style:name="T13" style:family="text">
      <style:text-properties fo:font-size="12pt" style:text-underline-style="none" officeooo:rsid="01e3273e" style:font-size-asian="10.5pt" style:font-size-complex="12pt"/>
    </style:style>
    <style:style style:name="T14" style:family="text">
      <style:text-properties fo:font-size="12pt" fo:font-weight="normal" officeooo:rsid="021cc5a0" style:font-weight-asian="normal" style:font-weight-complex="normal"/>
    </style:style>
    <style:style style:name="T15" style:family="text">
      <style:text-properties fo:font-size="12pt" fo:font-weight="normal" officeooo:rsid="021d19a0" style:font-weight-asian="normal" style:font-weight-complex="normal"/>
    </style:style>
    <style:style style:name="T16" style:family="text">
      <style:text-properties fo:font-size="12pt" fo:font-weight="normal" officeooo:rsid="022173ce" style:font-weight-asian="normal" style:font-weight-complex="normal"/>
    </style:style>
    <style:style style:name="T17" style:family="text">
      <style:text-properties fo:font-size="12pt" fo:font-weight="normal" officeooo:rsid="0222610d" style:font-weight-asian="normal" style:font-weight-complex="normal"/>
    </style:style>
    <style:style style:name="T18" style:family="text">
      <style:text-properties fo:font-size="12pt" fo:font-weight="normal" officeooo:rsid="021fa871" style:font-weight-asian="normal" style:font-weight-complex="normal"/>
    </style:style>
    <style:style style:name="T19" style:family="text">
      <style:text-properties fo:font-size="12pt" fo:font-weight="normal" officeooo:rsid="0224a9b6" style:font-weight-asian="normal" style:font-weight-complex="normal"/>
    </style:style>
    <style:style style:name="T20" style:family="text">
      <style:text-properties fo:font-size="12pt" fo:font-weight="normal" officeooo:rsid="0224f2a9" style:font-weight-asian="normal" style:font-weight-complex="normal"/>
    </style:style>
    <style:style style:name="T21" style:family="text">
      <style:text-properties fo:font-size="12pt" fo:font-weight="normal" officeooo:rsid="024c8d00" style:font-weight-asian="normal" style:font-weight-complex="normal"/>
    </style:style>
    <style:style style:name="T22" style:family="text">
      <style:text-properties fo:font-size="12pt" fo:font-weight="normal" officeooo:rsid="024e0ef9" style:font-weight-asian="normal" style:font-weight-complex="normal"/>
    </style:style>
    <style:style style:name="T23" style:family="text">
      <style:text-properties officeooo:rsid="002603a6"/>
    </style:style>
    <style:style style:name="T24" style:family="text">
      <style:text-properties officeooo:rsid="00265386"/>
    </style:style>
    <style:style style:name="T25" style:family="text">
      <style:text-properties officeooo:rsid="002793ff"/>
    </style:style>
    <style:style style:name="T26" style:family="text">
      <style:text-properties officeooo:rsid="002c4878"/>
    </style:style>
    <style:style style:name="T27" style:family="text">
      <style:text-properties officeooo:rsid="002dda65"/>
    </style:style>
    <style:style style:name="T28" style:family="text">
      <style:text-properties officeooo:rsid="002edce8"/>
    </style:style>
    <style:style style:name="T29" style:family="text">
      <style:text-properties officeooo:rsid="004955aa"/>
    </style:style>
    <style:style style:name="T30" style:family="text">
      <style:text-properties officeooo:rsid="00495eb8"/>
    </style:style>
    <style:style style:name="T31" style:family="text">
      <style:text-properties officeooo:rsid="0073c908"/>
    </style:style>
    <style:style style:name="T32" style:family="text">
      <style:text-properties officeooo:rsid="0097cafa"/>
    </style:style>
    <style:style style:name="T33" style:family="text">
      <style:text-properties officeooo:rsid="00a45778"/>
    </style:style>
    <style:style style:name="T34" style:family="text">
      <style:text-properties officeooo:rsid="00a7c647"/>
    </style:style>
    <style:style style:name="T35" style:family="text">
      <style:text-properties officeooo:rsid="00a91faa"/>
    </style:style>
    <style:style style:name="T36" style:family="text">
      <style:text-properties officeooo:rsid="00ac295a"/>
    </style:style>
    <style:style style:name="T37" style:family="text">
      <style:text-properties officeooo:rsid="00ac6b38"/>
    </style:style>
    <style:style style:name="T38" style:family="text">
      <style:text-properties officeooo:rsid="00b12ba4"/>
    </style:style>
    <style:style style:name="T39" style:family="text">
      <style:text-properties officeooo:rsid="00b89ea8"/>
    </style:style>
    <style:style style:name="T40" style:family="text">
      <style:text-properties officeooo:rsid="00ba4aea"/>
    </style:style>
    <style:style style:name="T41" style:family="text">
      <style:text-properties officeooo:rsid="00bfc337"/>
    </style:style>
    <style:style style:name="T42" style:family="text">
      <style:text-properties officeooo:rsid="00c3646f"/>
    </style:style>
    <style:style style:name="T43" style:family="text">
      <style:text-properties officeooo:rsid="00c92a77"/>
    </style:style>
    <style:style style:name="T44" style:family="text">
      <style:text-properties officeooo:rsid="00533c33"/>
    </style:style>
    <style:style style:name="T45" style:family="text">
      <style:text-properties officeooo:rsid="005e0e1e"/>
    </style:style>
    <style:style style:name="T46" style:family="text">
      <style:text-properties officeooo:rsid="00950fca"/>
    </style:style>
    <style:style style:name="T47" style:family="text">
      <style:text-properties officeooo:rsid="00ce29df"/>
    </style:style>
    <style:style style:name="T48" style:family="text">
      <style:text-properties officeooo:rsid="00ce6e2a"/>
    </style:style>
    <style:style style:name="T49" style:family="text">
      <style:text-properties officeooo:rsid="00dad0dc"/>
    </style:style>
    <style:style style:name="T50" style:family="text">
      <style:text-properties officeooo:rsid="00ee47a9"/>
    </style:style>
    <style:style style:name="T51" style:family="text">
      <style:text-properties officeooo:rsid="00ef4888"/>
    </style:style>
    <style:style style:name="T52" style:family="text">
      <style:text-properties officeooo:rsid="00f9755a"/>
    </style:style>
    <style:style style:name="T53" style:family="text">
      <style:text-properties officeooo:rsid="00f9dc7b"/>
    </style:style>
    <style:style style:name="T54" style:family="text">
      <style:text-properties officeooo:rsid="00fbcf0b"/>
    </style:style>
    <style:style style:name="T55" style:family="text">
      <style:text-properties officeooo:rsid="00fc85f9"/>
    </style:style>
    <style:style style:name="T56" style:family="text">
      <style:text-properties officeooo:rsid="0112bced"/>
    </style:style>
    <style:style style:name="T57" style:family="text">
      <style:text-properties officeooo:rsid="0117b949"/>
    </style:style>
    <style:style style:name="T58" style:family="text">
      <style:text-properties officeooo:rsid="0119aff7"/>
    </style:style>
    <style:style style:name="T59" style:family="text">
      <style:text-properties officeooo:rsid="011a188e"/>
    </style:style>
    <style:style style:name="T60" style:family="text">
      <style:text-properties officeooo:rsid="011c4f8e"/>
    </style:style>
    <style:style style:name="T61" style:family="text">
      <style:text-properties officeooo:rsid="013360fb"/>
    </style:style>
    <style:style style:name="T62" style:family="text">
      <style:text-properties officeooo:rsid="01336c0e"/>
    </style:style>
    <style:style style:name="T63" style:family="text">
      <style:text-properties officeooo:rsid="013d7eb2"/>
    </style:style>
    <style:style style:name="T64" style:family="text">
      <style:text-properties officeooo:rsid="015218e0"/>
    </style:style>
    <style:style style:name="T65" style:family="text">
      <style:text-properties officeooo:rsid="0155a5e4"/>
    </style:style>
    <style:style style:name="T66" style:family="text">
      <style:text-properties officeooo:rsid="0160c513"/>
    </style:style>
    <style:style style:name="T67" style:family="text">
      <style:text-properties officeooo:rsid="01633d05"/>
    </style:style>
    <style:style style:name="T68" style:family="text">
      <style:text-properties officeooo:rsid="0164235a"/>
    </style:style>
    <style:style style:name="T69" style:family="text">
      <style:text-properties officeooo:rsid="0164b87b"/>
    </style:style>
    <style:style style:name="T70" style:family="text">
      <style:text-properties officeooo:rsid="01669a41"/>
    </style:style>
    <style:style style:name="T71" style:family="text">
      <style:text-properties officeooo:rsid="016d673b"/>
    </style:style>
    <style:style style:name="T72" style:family="text">
      <style:text-properties officeooo:rsid="016eafcb"/>
    </style:style>
    <style:style style:name="T73" style:family="text">
      <style:text-properties officeooo:rsid="017077d9"/>
    </style:style>
    <style:style style:name="T74" style:family="text">
      <style:text-properties officeooo:rsid="01738981"/>
    </style:style>
    <style:style style:name="T75" style:family="text">
      <style:text-properties officeooo:rsid="01750ca0"/>
    </style:style>
    <style:style style:name="T76" style:family="text">
      <style:text-properties officeooo:rsid="0176d92f"/>
    </style:style>
    <style:style style:name="T77" style:family="text">
      <style:text-properties officeooo:rsid="0178a13c"/>
    </style:style>
    <style:style style:name="T78" style:family="text">
      <style:text-properties officeooo:rsid="017a73fb"/>
    </style:style>
    <style:style style:name="T79" style:family="text">
      <style:text-properties officeooo:rsid="018254c1"/>
    </style:style>
    <style:style style:name="T80" style:family="text">
      <style:text-properties officeooo:rsid="018ac27a"/>
    </style:style>
    <style:style style:name="T81" style:family="text">
      <style:text-properties officeooo:rsid="018f16e0"/>
    </style:style>
    <style:style style:name="T82" style:family="text">
      <style:text-properties officeooo:rsid="01931e91"/>
    </style:style>
    <style:style style:name="T83" style:family="text">
      <style:text-properties officeooo:rsid="0193cd55"/>
    </style:style>
    <style:style style:name="T84" style:family="text">
      <style:text-properties officeooo:rsid="01998eca"/>
    </style:style>
    <style:style style:name="T85" style:family="text">
      <style:text-properties officeooo:rsid="019bac40"/>
    </style:style>
    <style:style style:name="T86" style:family="text">
      <style:text-properties officeooo:rsid="019d4dca"/>
    </style:style>
    <style:style style:name="T87" style:family="text">
      <style:text-properties officeooo:rsid="01a0330d"/>
    </style:style>
    <style:style style:name="T88" style:family="text">
      <style:text-properties officeooo:rsid="01a0b900"/>
    </style:style>
    <style:style style:name="T89" style:family="text">
      <style:text-properties officeooo:rsid="01a3ea82"/>
    </style:style>
    <style:style style:name="T90" style:family="text">
      <style:text-properties officeooo:rsid="01a94e3a"/>
    </style:style>
    <style:style style:name="T91" style:family="text">
      <style:text-properties officeooo:rsid="01abdbea"/>
    </style:style>
    <style:style style:name="T92" style:family="text">
      <style:text-properties officeooo:rsid="01aed627"/>
    </style:style>
    <style:style style:name="T93" style:family="text">
      <style:text-properties officeooo:rsid="01b11031"/>
    </style:style>
    <style:style style:name="T94" style:family="text">
      <style:text-properties officeooo:rsid="01bdc2ac"/>
    </style:style>
    <style:style style:name="T95" style:family="text">
      <style:text-properties officeooo:rsid="01c0e08f"/>
    </style:style>
    <style:style style:name="T96" style:family="text">
      <style:text-properties officeooo:rsid="01c8ffd6"/>
    </style:style>
    <style:style style:name="T97" style:family="text">
      <style:text-properties officeooo:rsid="01cb69fd"/>
    </style:style>
    <style:style style:name="T98" style:family="text">
      <style:text-properties officeooo:rsid="01cd27db"/>
    </style:style>
    <style:style style:name="T99" style:family="text">
      <style:text-properties officeooo:rsid="01cddd7a"/>
    </style:style>
    <style:style style:name="T100" style:family="text">
      <style:text-properties officeooo:rsid="01cf1454"/>
    </style:style>
    <style:style style:name="T101" style:family="text">
      <style:text-properties officeooo:rsid="01cfbac9"/>
    </style:style>
    <style:style style:name="T102" style:family="text">
      <style:text-properties officeooo:rsid="01d430f7"/>
    </style:style>
    <style:style style:name="T103" style:family="text">
      <style:text-properties officeooo:rsid="01d6bd7d"/>
    </style:style>
    <style:style style:name="T104" style:family="text">
      <style:text-properties officeooo:rsid="01dc9651"/>
    </style:style>
    <style:style style:name="T105" style:family="text">
      <style:text-properties officeooo:rsid="01e263b1"/>
    </style:style>
    <style:style style:name="T106" style:family="text">
      <style:text-properties officeooo:rsid="01e4ed72"/>
    </style:style>
    <style:style style:name="T107" style:family="text">
      <style:text-properties officeooo:rsid="01ea0700"/>
    </style:style>
    <style:style style:name="T108" style:family="text">
      <style:text-properties fo:font-size="16pt" fo:font-weight="bold" officeooo:rsid="01ee79e1" style:font-weight-asian="bold" style:font-weight-complex="bold"/>
    </style:style>
    <style:style style:name="T109" style:family="text">
      <style:text-properties fo:font-size="16pt" fo:font-weight="bold" officeooo:rsid="01edf953" style:font-weight-asian="bold" style:font-weight-complex="bold"/>
    </style:style>
    <style:style style:name="T110" style:family="text">
      <style:text-properties style:font-name="Liberation Serif" fo:font-size="12pt" fo:font-weight="normal" officeooo:rsid="01ef0e81" style:font-weight-asian="normal" style:font-weight-complex="normal"/>
    </style:style>
    <style:style style:name="T111" style:family="text">
      <style:text-properties style:font-name="Liberation Serif" fo:font-size="12pt" fo:font-weight="normal" officeooo:rsid="01f3b907" style:font-weight-asian="normal" style:font-weight-complex="normal"/>
    </style:style>
    <style:style style:name="T112" style:family="text">
      <style:text-properties style:font-name="Liberation Serif" fo:font-size="12pt" fo:font-weight="normal" officeooo:rsid="01efbfec" style:font-weight-asian="normal" style:font-weight-complex="normal"/>
    </style:style>
    <style:style style:name="T113" style:family="text">
      <style:text-properties style:font-name="Liberation Serif" fo:font-size="12pt" fo:font-weight="normal" officeooo:rsid="01f1bba2" style:font-weight-asian="normal" style:font-weight-complex="normal"/>
    </style:style>
    <style:style style:name="T114" style:family="text">
      <style:text-properties style:font-name="Liberation Serif" fo:font-size="12pt" fo:font-weight="normal" officeooo:rsid="01f29cc6" style:font-weight-asian="normal" style:font-weight-complex="normal"/>
    </style:style>
    <style:style style:name="T115" style:family="text">
      <style:text-properties style:font-name="Liberation Serif" fo:font-size="12pt" fo:font-weight="normal" officeooo:rsid="01f169a9" style:font-weight-asian="normal" style:font-weight-complex="normal"/>
    </style:style>
    <style:style style:name="T116" style:family="text">
      <style:text-properties style:font-name="Liberation Serif" fo:font-size="12pt" fo:font-weight="normal" officeooo:rsid="01f86dc3" style:font-weight-asian="normal" style:font-weight-complex="normal"/>
    </style:style>
    <style:style style:name="T117" style:family="text">
      <style:text-properties style:font-name="Liberation Serif" fo:font-size="12pt" fo:font-weight="normal" officeooo:rsid="01f7199e" style:font-weight-asian="normal" style:font-weight-complex="normal"/>
    </style:style>
    <style:style style:name="T118" style:family="text">
      <style:text-properties style:font-name="Liberation Serif" fo:font-size="12pt" fo:font-weight="normal" officeooo:rsid="01faa317" style:font-weight-asian="normal" style:font-weight-complex="normal"/>
    </style:style>
    <style:style style:name="T119" style:family="text">
      <style:text-properties officeooo:rsid="01fb0e48"/>
    </style:style>
    <style:style style:name="T120" style:family="text">
      <style:text-properties officeooo:rsid="01fcbd2f"/>
    </style:style>
    <style:style style:name="T121" style:family="text">
      <style:text-properties fo:font-variant="normal" fo:text-transform="none" fo:color="#242729" style:font-name="MathJax Math-italic" fo:font-size="13.5pt" fo:letter-spacing="normal" fo:font-style="normal" fo:font-weight="normal"/>
    </style:style>
    <style:style style:name="T122" style:family="text">
      <style:text-properties fo:font-variant="normal" fo:text-transform="none" fo:color="#242729" style:font-name="MathJax Math-italic" fo:font-size="13.5pt" fo:letter-spacing="normal" fo:font-style="normal" fo:font-weight="normal" officeooo:rsid="01fb0e48"/>
    </style:style>
    <style:style style:name="T123" style:family="text">
      <style:text-properties officeooo:rsid="02078978"/>
    </style:style>
    <style:style style:name="T124" style:family="text">
      <style:text-properties officeooo:rsid="020b03f4"/>
    </style:style>
    <style:style style:name="T125" style:family="text">
      <style:text-properties officeooo:rsid="020dfe48"/>
    </style:style>
    <style:style style:name="T126" style:family="text">
      <style:text-properties officeooo:rsid="020fe420"/>
    </style:style>
    <style:style style:name="T127" style:family="text">
      <style:text-properties officeooo:rsid="02116c13"/>
    </style:style>
    <style:style style:name="T128" style:family="text">
      <style:text-properties officeooo:rsid="0212178b"/>
    </style:style>
    <style:style style:name="T129" style:family="text">
      <style:text-properties officeooo:rsid="02192d1a"/>
    </style:style>
    <style:style style:name="T130" style:family="text">
      <style:text-properties officeooo:rsid="021cc5a0"/>
    </style:style>
    <style:style style:name="T131" style:family="text">
      <style:text-properties officeooo:rsid="02389b3d"/>
    </style:style>
    <style:style style:name="T132" style:family="text">
      <style:text-properties officeooo:rsid="023d5a4d"/>
    </style:style>
    <style:style style:name="T133" style:family="text">
      <style:text-properties officeooo:rsid="023e9306"/>
    </style:style>
    <style:style style:name="T134" style:family="text">
      <style:text-properties officeooo:rsid="023f8399"/>
    </style:style>
    <style:style style:name="T135" style:family="text">
      <style:text-properties officeooo:rsid="02471fde"/>
    </style:style>
    <style:style style:name="T136" style:family="text">
      <style:text-properties officeooo:rsid="0249e1b5"/>
    </style:style>
    <style:style style:name="T137" style:family="text">
      <style:text-properties officeooo:rsid="024e0ef9"/>
    </style:style>
    <style:style style:name="T138" style:family="text">
      <style:text-properties officeooo:rsid="024f9f5c"/>
    </style:style>
    <style:style style:name="T139" style:family="text">
      <style:text-properties officeooo:rsid="02503ddc"/>
    </style:style>
    <style:style style:name="T140" style:family="text">
      <style:text-properties officeooo:rsid="02515b7d"/>
    </style:style>
    <style:style style:name="T141" style:family="text">
      <style:text-properties officeooo:rsid="02538c26"/>
    </style:style>
    <style:style style:name="T142" style:family="text">
      <style:text-properties officeooo:rsid="0254d2d2"/>
    </style:style>
    <style:style style:name="T143" style:family="text">
      <style:text-properties officeooo:rsid="0260e8de"/>
    </style:style>
    <style:style style:name="T144" style:family="text">
      <style:text-properties officeooo:rsid="0263bca8"/>
    </style:style>
    <style:style style:name="T145" style:family="text">
      <style:text-properties officeooo:rsid="027a5b90"/>
    </style:style>
    <style:style style:name="T146" style:family="text">
      <style:text-properties officeooo:rsid="027a8a49"/>
    </style:style>
    <style:style style:name="T147" style:family="text">
      <style:text-properties officeooo:rsid="027cef6c"/>
    </style:style>
    <style:style style:name="T148" style:family="text">
      <style:text-properties officeooo:rsid="027f3842"/>
    </style:style>
    <style:style style:name="T149" style:family="text">
      <style:text-properties officeooo:rsid="028129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span text:style-name="T109">Constructing a Parser fr</text:span><text:span text:style-name="T108">o</text:span><text:span text:style-name="T109">m a </text:span><text:span text:style-name="T108">Programming Language</text:span><text:span text:style-name="T109"> BNF Grammar</text:span></text:p>
      <text:p text:style-name="P1"/>
      <text:p text:style-name="P9">BNF</text:p>
      <text:p text:style-name="P82"><text:span text:style-name="T110">All languages follow a set of rules which dictate how the contents of the language can be used and how the language is structured. The set of rules which govern the language is the called the grammar. </text:span><text:span text:style-name="T111">Just like</text:span><text:span text:style-name="T112"> natural language, programming languages also follow a grammar however these languages are always formal languages meaning they have a </text:span><text:span text:style-name="T113">formal </text:span><text:span text:style-name="T114">grammar</text:span><text:span text:style-name="T113"> consisting of a</text:span><text:span text:style-name="T112"> finite set of strings of symbols and a </text:span><text:span text:style-name="T115">finite </text:span><text:span text:style-name="T112">set of rules </text:span><text:span text:style-name="T115">that dictate the language. </text:span><text:span text:style-name="T111">These grammars are context-free grammars meaning that they are represented by a set of production rules that describe all </text:span><text:span text:style-name="T116">possible</text:span><text:span text:style-name="T111"> strings of the programming </text:span><text:span text:style-name="T117">language. </text:span><text:span text:style-name="T118">An example of a simple context-free grammar is one which describes all of the strings which form well nested parenthesis and square brackets over the alphabet <text:s/></text:span>Σ = {<text:span text:style-name="T119">(, ), [, ], </text:span><text:span text:style-name="T122">ε</text:span><text:span text:style-name="T119">}</text:span></text:p>
      <text:p text:style-name="P81">S → (S)</text:p>
      <text:p text:style-name="P81">S → [S]</text:p>
      <text:p text:style-name="P81">S → SS</text:p>
      <text:p text:style-name="Standard"><text:span text:style-name="T120">S → </text:span><text:span text:style-name="T121">ε</text:span></text:p>
      <text:p text:style-name="P84">Non-terminals are used to define place holders that become patterns of terminals that are generated <text:span text:style-name="T135">by</text:span> the non-terminals. Here S is the only non-terminal which is also the start symbol. Non-terminals can be generated by themselves which gives context-free grammars the power of recursion so a finite grammar can define an infinite set of valid strings of the language. </text:p>
      <text:p text:style-name="P81"/>
      <text:p text:style-name="P83">In order to better represent context-free grammars a new notation was created called Backus-Naur form (BNF) which was first introduced by John Backus and Peter Naur when they developed the description for the ALGOL 60 programming language in 1960. <text:span text:style-name="T123">This notation and its extensions has become the standard way of specifying the grammar of programming languages.</text:span></text:p>
      <text:p text:style-name="P81"/>
      <text:p text:style-name="P61">BNF is a formal notation which is used to define grammars in a way which is more <text:span text:style-name="T124">readable</text:span> for humans. <text:span text:style-name="T124">The structure of BNF is a set of rules which have the form of a tag which is a non-terminal <text:s/>that is inside angled brackets, followed by '::=' and a rule involving terminals and non-terminals. Just like production rules, BNF can also use recursion with non-terminals giving the notation as much power. A simple BNF to define a digit: </text:span></text:p>
      <text:p text:style-name="P63">&lt;<text:span text:style-name="T125">digit&gt; ::= “0” | “1” | “2” | “3” | “4” | “5” | “6” | “7” | “8” | “9” </text:span></text:p>
      <text:p text:style-name="P64">The symbols and meaning for BNF are as follows:</text:p>
      <text:p text:style-name="P61"/>
      <table:table table:name="Table1" table:style-name="Table1">
        <table:table-column table:style-name="Table1.A"/>
        <table:table-column table:style-name="Table1.B"/>
        <table:table-row>
          <table:table-cell table:style-name="Table1.A1" office:value-type="string">
            <text:p text:style-name="P1">Symbol</text:p>
          </table:table-cell>
          <table:table-cell table:style-name="Table1.B1" office:value-type="string">
            <text:p text:style-name="P1">Meaning</text:p>
          </table:table-cell>
        </table:table-row>
        <table:table-row>
          <table:table-cell table:style-name="Table1.A2" office:value-type="string">
            <text:p text:style-name="P1">&lt;expr&gt;</text:p>
          </table:table-cell>
          <table:table-cell table:style-name="Table1.B2" office:value-type="string">
            <text:p text:style-name="P1">Things inside '&lt;&gt;' are non-terminals. These refer to the tags mentioned which are <text:span text:style-name="T26">labelled.</text:span> In this case labelled <text:span text:style-name="T136">e</text:span>xpr.</text:p>
          </table:table-cell>
        </table:table-row>
        <table:table-row>
          <table:table-cell table:style-name="Table1.A2" office:value-type="string">
            <text:p text:style-name="P1">“<text:span text:style-name="T23">1”</text:span></text:p>
          </table:table-cell>
          <table:table-cell table:style-name="Table1.B2" office:value-type="string">
            <text:p text:style-name="P1">Things inside “” quotations are <text:span text:style-name="T24">terminals. This means that this explicitly states that 1 should occur at that point.</text:span></text:p>
          </table:table-cell>
        </table:table-row>
        <table:table-row>
          <table:table-cell table:style-name="Table1.A2" office:value-type="string">
            <text:p text:style-name="P1">::<text:span text:style-name="T25">=</text:span></text:p>
          </table:table-cell>
          <table:table-cell table:style-name="Table1.B2" office:value-type="string">
            <text:p text:style-name="P1">This says that the <text:span text:style-name="T136">non-terminal</text:span> on the left hand side of it is defined by what is on the right hand side.</text:p>
          </table:table-cell>
        </table:table-row>
        <table:table-row>
          <table:table-cell table:style-name="Table1.A2" office:value-type="string">
            <text:p text:style-name="P1">|</text:p>
          </table:table-cell>
          <table:table-cell table:style-name="Table1.B2" office:value-type="string">
            <text:p text:style-name="P1">The bar is used in order to make a <text:span text:style-name="T136">choice</text:span> in the productions. | <text:span text:style-name="T136">provides</text:span> complexity in the grammar to build complex syntax.</text:p>
          </table:table-cell>
        </table:table-row>
      </table:table>
      <text:p text:style-name="P1"/>
      <text:p text:style-name="P1">With the use of these symbols a grammar tree can be formed of multiple definitions of different non-terminals. By creating this abstraction, a simple <text:span text:style-name="T27">and </text:span>easy to understand <text:span text:style-name="T27">representation</text:span> of part of some syntax tree can be made of a complex grammar. <text:span text:style-name="T28">A simple example of a BNF would be that of </text:span></text:p>
      <text:p text:style-name="P1"><text:soft-page-break/>addition of a sting of numbers.</text:p>
      <text:p text:style-name="P1"/>
      <text:p text:style-name="P1">&lt;expr&gt; ::= &lt;digit&gt; | &lt;expr&gt; “+” &lt;digit&gt;</text:p>
      <text:p text:style-name="P1">&lt;digit&gt; ::= “1” | “2” | “3” | “4” | “5” | “6” | “7” | “8” | “9” | “0”</text:p>
      <text:p text:style-name="P1"/>
      <text:p text:style-name="P1">Here you can see that this language would accept strings like:</text:p>
      <text:p text:style-name="P1">“1”, “4+0+5”</text:p>
      <text:p text:style-name="P1">but not of:</text:p>
      <text:p text:style-name="P1">“+3+4”, “+”, “”, etc.</text:p>
      <text:p text:style-name="P1"/>
      <text:p text:style-name="P1">Extended BNF <text:span text:style-name="T127">(EBNF)</text:span> also exists which is a <text:span text:style-name="T126">collection</text:span> <text:span text:style-name="T126">of extensions</text:span> <text:span text:style-name="T126">to</text:span> BNF but keeps all the same power. <text:span text:style-name="T128">EBNF uses less and condenses notation to describe the same rules in standard BNF which increases the readability of a grammar by a human. Some of the extensions include grouping denoted by parenthesis that define precedence of rules, square brackets to denote the contents are optional and also repetition, denoted by curly-braces around an expression that means that expression can be repeated zero or more times. Repetition is very useful in cutting down long rules defined in BNF so can be expressed easily and also making the grammar easier for the reader to understand:</text:span></text:p>
      <text:p text:style-name="P67">BNF</text:p>
      <text:p text:style-name="P66">&lt;signedInt&gt; ::= “-” &lt;number&gt; | &lt;number&gt;</text:p>
      <text:p text:style-name="P66">&lt;number&gt; <text:s text:c="3"/>::= &lt;digit&gt; &lt;number&gt; | &lt;digit&gt; </text:p>
      <text:p text:style-name="P67">EBNF</text:p>
      <text:p text:style-name="P65">&lt;<text:span text:style-name="T129">signedInt</text:span>&gt; ::= <text:span text:style-name="T129">[ “-” ] &lt;digit&gt; {&lt;digit&gt;}</text:span></text:p>
      <text:p text:style-name="P65"/>
      <text:p text:style-name="P11">Lex<text:span text:style-name="T130">ical Analysis</text:span></text:p>
      <text:p text:style-name="P69"><text:span text:style-name="T21">With a</text:span><text:span text:style-name="T14"> BNF of a language </text:span><text:span text:style-name="T21">defined</text:span><text:span text:style-name="T14"> a parser can be developed which consumes an input string </text:span><text:span text:style-name="T15">and</text:span><text:span text:style-name="T14"> then </text:span><text:span text:style-name="T15">this is </text:span><text:span text:style-name="T14">mapped to data inside a computer to build a data structure that follows the grammar of the language </text:span><text:span text:style-name="T15">and can check the </text:span><text:span text:style-name="T21">input string</text:span><text:span text:style-name="T15"> is valid. The data structure which is the target domain of the parser may be of a different form than the input string however the syntax and meaning of the output is the exact same in the scope of the language.</text:span></text:p>
      <text:p text:style-name="P69"/>
      <text:p text:style-name="P71"><text:span text:style-name="T18">To consume the input stream, lexical analysis is used to transform the input stream into corresponding tokens to be used by the parser. This stage ensures that the input stream has correct syntax in terms of spelling and use of symbols </text:span><text:span text:style-name="T16">so</text:span><text:span text:style-name="T18"> can return an error i</text:span><text:span text:style-name="T22">f</text:span><text:span text:style-name="T18"> needed. </text:span><text:span text:style-name="T17">This stage will also remove whitespace in the source code or comments if they are supported by the language. </text:span><text:span text:style-name="T19">The lexical analyser will consume the input stream a character at a time so its efficiency is vital to the efficiency of the </text:span><text:span text:style-name="T20">parsing</text:span><text:span text:style-name="T19"> process as a whole. </text:span></text:p>
      <text:p text:style-name="P72"/>
      <text:p text:style-name="P72">Although lexical analysis is normally fully completed on the input stream before parsing of the tokens <text:span text:style-name="T137">is </text:span>done, it can also be implemented within the parser so that both processes happen iteratively <text:span text:style-name="T137">together</text:span> when parsing an input stream. </text:p>
      <text:p text:style-name="P65"><text:s/></text:p>
      <text:p text:style-name="P9">Parser<text:span text:style-name="T31">s</text:span></text:p>
      <text:p text:style-name="P1">When the input stream has been <text:span text:style-name="T29">converted</text:span> into <text:span text:style-name="T30">tokens by the lexical analyser, it is then the job of parsers to consume these and map them onto data using rules. Parsers which do this are deeply tied to the language the compiler it is written in. The example parser will be written in Haskell so parser combinators will be used. Parser combinators are high order functions which consume some input stream and convert these into a target data type. Parser combinators work by parsers consuming an input stream and then producing new data types which will be then input into another parser.</text:span></text:p>
      <text:p text:style-name="P1"/>
      <text:p text:style-name="P74"><text:soft-page-break/>To capture the notion of a parser which can succeed or fail however still return<text:span text:style-name="T138">s</text:span> the rest of the input stream a new <text:span text:style-name="T75">data type Parser </text:span>is made:</text:p>
      <text:p text:style-name="P74"><text:span text:style-name="T76"><text:tab/>data</text:span> Parser = <text:span text:style-name="T77">Parser (</text:span>String -<text:span text:style-name="T83">&gt;</text:span> <text:span text:style-name="T82">Maybe </text:span>[(<text:span text:style-name="T73">a</text:span>, <text:span text:style-name="T73">String</text:span>)]<text:span text:style-name="T77">)</text:span></text:p>
      <text:p text:style-name="P80">The parser data type <text:span text:style-name="T141">has an input stream of type string that will </text:span>output a <text:span text:style-name="T141">list of </text:span>tuple<text:span text:style-name="T141">s</text:span> <text:span text:style-name="T138">consisting of</text:span> the target of the parser and <text:span text:style-name="T138">a string</text:span> <text:span text:style-name="T138">that is the</text:span> rest of the unconsumed input stream. By returning the unconsumed part of the input stream it is possible to form combinators to build parsers that consume other parser <text:span text:style-name="T139">outputs</text:span>. By returning a list gives the ability to have different options for the result chosen according to the grammar which is defined in the BNF of a language. By using Maybe a parser can result in Nothing if it fails. </text:p>
      <text:p text:style-name="P75"/>
      <text:p text:style-name="P1">In this notion, a library of parsers and <text:span text:style-name="T64">combinators</text:span> are <text:span text:style-name="T140">written</text:span> to <text:span text:style-name="T65">build the target structure which can be directly mapped to the grammar</text:span>. One<text:span text:style-name="T131"> of the fundamental parsers needed for the library to represent grammars is one in which always succeeds but does not consume any of the input stream called produce.</text:span></text:p>
      <text:p text:style-name="P77"><text:tab/>produce :: a -&gt; Parser a</text:p>
      <text:p text:style-name="P76"><text:tab/>produce x = Parser (\ts -&gt; Just [(x, ts)])</text:p>
      <text:p text:style-name="P13">The 'x' <text:span text:style-name="T78">refers to</text:span> the value we want to produce.</text:p>
      <text:p text:style-name="P13">The 'ts' is the input stream <text:span text:style-name="T142">which is also the output stream since produce does not consume any input.</text:span></text:p>
      <text:p text:style-name="P87">The <text:span text:style-name="T131">'\' </text:span>stands for λ-<text:span text:style-name="T62">abstraction</text:span> <text:span text:style-name="T61">which is </text:span>an anonymous function. T<text:span text:style-name="T44">hese are useful when passing <text:s/>them as parameters to higher order functions. This is very useful for parsers created in functional programming languages as an input stream can be used with the λ-abstraction. A simple example of how an anonymous function can be used with a function:</text:span></text:p>
      <text:p text:style-name="P86"><text:span text:style-name="T44"><text:tab/>f x = x+x</text:span></text:p>
      <text:p text:style-name="P88">can be written and is equivalent to</text:p>
      <text:p text:style-name="P85"><text:tab/>f = \x <text:span text:style-name="T131">-&gt;</text:span> x + x</text:p>
      <text:p text:style-name="P14"/>
      <text:p text:style-name="P89">In order to initiate a parser to operate on an input stream, parse is written, defined:</text:p>
      <text:p text:style-name="P20"><text:tab/>parse :: Parser a -&gt; (String -&gt; Maybe [(a, String)])</text:p>
      <text:p text:style-name="P20"><text:tab/>parse (Parser p) = p</text:p>
      <text:p text:style-name="P90">The function parse will take a <text:span text:style-name="T132">parser and</text:span> an input string and output the parsers result.</text:p>
      <text:p text:style-name="P91">Using parse with produce will output the target of the parser:</text:p>
      <text:p text:style-name="P92"><text:span text:style-name="T69">&gt;</text:span>parse (produce 0) “hello” = <text:span text:style-name="T84">Just</text:span> [(<text:span text:style-name="T74">0</text:span>, “<text:span text:style-name="T74">hello”</text:span>)]</text:p>
      <text:p text:style-name="P92"/>
      <text:p text:style-name="P93">In order to differentiate code written in the Haskell program and the results of some input into the compiled program, <text:span text:style-name="T143">'&gt;' </text:span>will <text:span text:style-name="T143">donate the following </text:span>text <text:span text:style-name="T143">is input into the program written, made by the code </text:span>defined so <text:span text:style-name="T143">far and '=' </text:span>will <text:span text:style-name="T143">denote the </text:span>end of input and the <text:span text:style-name="T143">following </text:span>text <text:span text:style-name="T144">after</text:span> <text:span text:style-name="T143">is the output of the program.</text:span></text:p>
      <text:p text:style-name="P1"/>
      <text:p text:style-name="P12"><text:span text:style-name="T63">Conversely, another important fundamental parser is one in which always fails its input stream and returns Nothing, this is called </text:span>fail<text:span text:style-name="T66">ure</text:span> <text:span text:style-name="T132">and </text:span>defined:</text:p>
      <text:p text:style-name="P79"><text:tab/>failure :: Parser a</text:p>
      <text:p text:style-name="P79"><text:tab/>failure = Parser (\ts -&gt; Nothing)</text:p>
      <text:p text:style-name="P15"><text:span text:style-name="T67">&gt;parse </text:span>failure “123” <text:span text:style-name="T68">= Nothing</text:span></text:p>
      <text:p text:style-name="P15"/>
      <text:p text:style-name="P1"><text:span text:style-name="T133">The last fundamental</text:span> parser <text:span text:style-name="T134">needed</text:span> <text:span text:style-name="T70">is one in which consumes and returns the next character in the input stream. This is part of the lexical analysing that will be used to consume characters to form tokens in the parser program. <text:s/></text:span></text:p>
      <text:p text:style-name="P97"><text:tab/>item :: Parser Char</text:p>
      <text:p text:style-name="P97"><text:tab/>item = Parser (\ts -&gt; case ts of</text:p>
      <text:p text:style-name="P97"><text:soft-page-break/><text:tab/> <text:s text:c="5"/>[] -&gt; Nothing</text:p>
      <text:p text:style-name="P97"><text:tab/> <text:s text:c="5"/>(x:xs) -&gt; Just [(x,xs)])</text:p>
      <text:p text:style-name="P96">&gt;<text:span text:style-name="T79">parse </text:span>item “hello” = <text:span text:style-name="T85">Just </text:span>[(“h”, “ello”)]</text:p>
      <text:p text:style-name="P96"/>
      <text:p text:style-name="P1">The item parser is taking in an input string then <text:span text:style-name="T71">successfully </text:span>return<text:span text:style-name="T71">s</text:span> the first character <text:span text:style-name="T71">and the rest of the input stream if some input string exists</text:span>. It will output <text:span text:style-name="T86">Nothing </text:span>if an empty <text:span text:style-name="T72">string</text:span> is input<text:span text:style-name="T45">.</text:span></text:p>
      <text:p text:style-name="P98">&gt;parse item “” = Nothing</text:p>
      <text:p text:style-name="P16"><text:s/></text:p>
      <text:p text:style-name="P10">Parser Combinators</text:p>
      <text:p text:style-name="P17"><text:span text:style-name="T145">With some fundamental parsers defined, an input stream can now be parsed to a target data structure however only one parser can be performed and so cannot define any non-trivial grammar. I</text:span>n order to achieve the concept of chaining parsers together to sequentially operate on an input <text:span text:style-name="T146">stream</text:span> <text:span text:style-name="T146">to match a grammar</text:span>, monads are used. <text:span text:style-name="T81">First the data type Parser must be an instance of Functor so that fmap can be used with functions over the results of parsers.</text:span></text:p>
      <text:p text:style-name="P18"><text:tab/>instance Functor Parser where</text:p>
      <text:p text:style-name="P18"><text:tab/> <text:s text:c="3"/>fmap f p = Parser (\ts -&gt; case parse p ts of</text:p>
      <text:p text:style-name="P18"><text:tab/> <text:s text:c="7"/>Nothing -&gt; Nothing</text:p>
      <text:p text:style-name="P18"><text:tab/> <text:s text:c="7"/>Just [(x, ts')] -&gt; Just [((f x), ts')])</text:p>
      <text:p text:style-name="P19">If the result of <text:span text:style-name="T147">the parser 'p' on the input stream</text:span> fails <text:span text:style-name="T147">so</text:span> returns Nothing then famp also returns Nothing. If the parse<text:span text:style-name="T147">r</text:span> is successful then the function <text:span text:style-name="T147">'f'</text:span> is <text:span text:style-name="T147">applied</text:span> <text:span text:style-name="T147">to the</text:span> result<text:span text:style-name="T147">s</text:span> <text:span text:style-name="T147">of the parsed input stream</text:span>.</text:p>
      <text:p text:style-name="P19"/>
      <text:p text:style-name="P37">Bind is used to 'attach' parsers together so that a parser's input can be that of the result of <text:span text:style-name="T148">another</text:span> parser. This is an important tool as it achieves the combining <text:span text:style-name="T148">of multiple parsers together from the library of parsers to act on the input stream</text:span>. <text:span text:style-name="T149">Bind '(&gt;&gt;=)' belongs to the monad class defined as:</text:span></text:p>
      <text:p text:style-name="P1"><text:tab/>class Monad m where</text:p>
      <text:p text:style-name="P1"><text:tab/><text:tab/>return :: a → ma</text:p>
      <text:p text:style-name="P1"><text:tab/><text:tab/>(&gt;&gt;=) :: ma → (a → mb) → mb</text:p>
      <text:p text:style-name="P1">In the case of parsers, return needs to have type, a -<text:span text:style-name="T87">&gt;</text:span> Parser a so produce will be used <text:span text:style-name="T80">as this is the parser to always succeed. </text:span>(&gt;&gt;=) is the “bind” operator. This is the equivalent of ';' in other languages. <text:span text:style-name="T88">To capture this a new instance of Monad is made:</text:span></text:p>
      <text:p text:style-name="P21">instance Monad Parser where</text:p>
      <text:p text:style-name="P21"><text:s text:c="2"/>p &gt;&gt;= f = Parser (\ts -&gt; case parse p ts of</text:p>
      <text:p text:style-name="P21"><text:s text:c="8"/>Nothing -&gt; Nothing</text:p>
      <text:p text:style-name="P21"><text:s text:c="8"/>Just [(x,ts')] -&gt; parse (f x) ts')</text:p>
      <text:p text:style-name="P1"/>
      <text:p text:style-name="P1"><text:span text:style-name="T89">With the use of bind another</text:span> basic building block for many parsers <text:span text:style-name="T89">can be made called</text:span> satisfy.</text:p>
      <text:p text:style-name="P22">satisfy :: (Char -&gt; Bool) -&gt; Parser Char</text:p>
      <text:p text:style-name="P22">satisfy p = item &gt;&gt;= \x -&gt;</text:p>
      <text:p text:style-name="P22"><text:s text:c="12"/>if p x then produce x else failure</text:p>
      <text:p text:style-name="P38">This is a combinator which returns the input character if succeeds and returns Nothing if fails. This is used to capture the idea of matching strings which is important for creating a parser for a BNF grammar. </text:p>
      <text:p text:style-name="P24">This is a parser which takes an input character and <text:span text:style-name="T90">uses satisfy to compare against the input stream. If successful then the character is parsed and returns Nothing if fails.</text:span></text:p>
      <text:p text:style-name="P29">char :: Char -&gt; Parser Char</text:p>
      <text:p text:style-name="P29">char x = satisfy (x ==)</text:p>
      <text:p text:style-name="P26">&gt;parse (char '<text:span text:style-name="T92">h</text:span>') “<text:span text:style-name="T92">hello</text:span>” = Just [('<text:span text:style-name="T92">h</text:span>',”<text:span text:style-name="T92">ello</text:span>”)]</text:p>
      <text:p text:style-name="P27">&gt;parse (char '<text:span text:style-name="T92">x</text:span>') “h<text:span text:style-name="T92">ello</text:span>” = Nothing</text:p>
      <text:p text:style-name="P25">This parser will consume an input string and use char to match the first character, <text:span text:style-name="T91">if fails then </text:span><text:soft-page-break/><text:span text:style-name="T91">returns Nothing</text:span>. It will continue to parse the input string until the stream to be parsed does not match and then finishes. This is important as leaves the rest to be parsed by another parser. </text:p>
      <text:p text:style-name="P23">string :: String -&gt; Parser String</text:p>
      <text:p text:style-name="P23">string "" = produce ""</text:p>
      <text:p text:style-name="P23">string(x:xs) = char x &gt;&gt;= \x' -&gt;</text:p>
      <text:p text:style-name="P23"><text:s text:c="16"/>string xs &gt;&gt;= \xs' -&gt;</text:p>
      <text:p text:style-name="P23"><text:s text:c="16"/>produce (x:xs)</text:p>
      <text:p text:style-name="P28">&gt;parse (string “hello”) “hello world” <text:s/>= <text:s/>Just [(“hello”,” world”)]</text:p>
      <text:p text:style-name="P1"/>
      <text:p text:style-name="P1"><text:span text:style-name="T93">This parser</text:span> can also be defined <text:span text:style-name="T93">in another way:</text:span></text:p>
      <text:p text:style-name="P30">string :: String -&gt; Parser String</text:p>
      <text:p text:style-name="P30">string cs = foldr (\x pxs -&gt;</text:p>
      <text:p text:style-name="P30"><text:s text:c="18"/>(:) &lt;$&gt; char x &lt;*&gt; pxs)</text:p>
      <text:p text:style-name="P30"><text:s text:c="18"/>(produce []) cs</text:p>
      <text:p text:style-name="P39">This has the same result however makes use of concatenate (:), fmap (&lt;$&gt;), and applicative (&lt;*&gt;) operations. A simple operation used in parsing is the alternative operator &lt;|&gt; which is used to make a choice between two paths of logic in a parser. This can directly map to '|' used in a <text:s/>BNF grammar to represent options in the grammar. The Alternative class is defined as:</text:p>
      <text:p text:style-name="P1">class Alternative f where </text:p>
      <text:p text:style-name="P1"><text:tab/>empty :: fa</text:p>
      <text:p text:style-name="P1"><text:tab/>(&lt;|&gt;) <text:s text:c="2"/>:: fa → fa → fa</text:p>
      <text:p text:style-name="P1"><text:span text:style-name="T32">T</text:span>he parser instance <text:span text:style-name="T94">for option will be defined as:</text:span><text:line-break/>instance Alternative Parser where </text:p>
      <text:p text:style-name="P1"><text:tab/>empty = failure</text:p>
      <text:p text:style-name="P1"><text:tab/><text:span text:style-name="T46">(&lt;|&gt;) = option </text:span></text:p>
      <text:p text:style-name="P31">Option will take two parsers to be chosen. It will return the result of the first parser if it succeeds, if fails, try the second and return the result. <text:span text:style-name="T95">This means the left argument will have precedence over the second.</text:span></text:p>
      <text:p text:style-name="P32">option :: Parser a -&gt; Parser a -&gt; Parser a</text:p>
      <text:p text:style-name="P32">option (Parser px) (Parser py) = Parser (\ts -&gt;</text:p>
      <text:p text:style-name="P32"><text:s text:c="14"/>case px ts of</text:p>
      <text:p text:style-name="P32"><text:s text:c="14"/>Nothing -&gt; py ts</text:p>
      <text:p text:style-name="P32"><text:s text:c="14"/>xs -&gt; xs)</text:p>
      <text:p text:style-name="P33"/>
      <text:p text:style-name="P1">Another parser combinator is &lt;*&gt; which is a member of the Applicative class:</text:p>
      <text:p text:style-name="P1">class Applicative f where </text:p>
      <text:p text:style-name="P1"><text:tab/>pure :: a → fa </text:p>
      <text:p text:style-name="P1"><text:tab/>(&lt;*&gt;) :: f(a → b) → fa → fb </text:p>
      <text:p text:style-name="P1"/>
      <text:p text:style-name="P34"><text:s/>The <text:span text:style-name="T96">instance for Parsers is defined as</text:span>:</text:p>
      <text:p text:style-name="P40">instance Applicative Parser where</text:p>
      <text:p text:style-name="P40"><text:s text:c="2"/>pure a = Parser (\ts -&gt; Just [(a, ts)])</text:p>
      <text:p text:style-name="P35">--<text:span text:style-name="T97">(&lt;*&gt;) :: Parser (a -&gt; b) -&gt; Parser a -&gt; Parser b</text:span></text:p>
      <text:p text:style-name="P40"><text:s text:c="2"/>p &lt;*&gt; q = Parser (\ts -&gt; do</text:p>
      <text:p text:style-name="P40"><text:s text:c="10"/>[(f,ts')] &lt;- parse p ts</text:p>
      <text:p text:style-name="P40"><text:s text:c="10"/>[(x,ts'')] &lt;- parse q ts'</text:p>
      <text:p text:style-name="P40"><text:s text:c="10"/>Just [(f x, ts'')])</text:p>
      <text:p text:style-name="P41">Pure a will simply put the value inside a parser and leave the input unchanged. </text:p>
      <text:p text:style-name="P42">Running p &lt;*&gt; q will first use parser p on input stream (a -&gt; b), next q will parse the remaining input and finally the function (a -&gt; b) from the start is applied on the result of q.</text:p>
      <text:p text:style-name="P36"><text:soft-page-break/></text:p>
      <text:p text:style-name="P1">&lt;$&gt; is another parser combinator which is used instead of <text:span text:style-name="T98">f</text:span>map. &lt;$&gt; has the same type as fmap:<text:line-break/>fmap :: (a → b) → fa → fb</text:p>
      <text:p text:style-name="P1">(&lt;$&gt;) :: (a → b) → f a → fb</text:p>
      <text:p text:style-name="P1">and so are able to write </text:p>
      <text:p text:style-name="P1">f &lt;$&gt; xs</text:p>
      <text:p text:style-name="P1">instead of</text:p>
      <text:p text:style-name="P1">fmap f xs</text:p>
      <text:p text:style-name="P1"/>
      <text:p text:style-name="P1">When representing a grammar in an extended BNF '*' and '+' are used to represent iteration without the use of recursion. This increases the readability of the grammar and decreases the <text:span text:style-name="T35">possibility</text:span> of writing errors when creating the grammar. <text:span text:style-name="T35">Parsers can be made to represent these ideas with some (+ one or more) and many (* zero or more).</text:span></text:p>
      <text:p text:style-name="P1">some has type:</text:p>
      <text:p text:style-name="P1">some :: Alternative f =&gt; f a → f [a]</text:p>
      <text:p text:style-name="P1">many has the same type:<text:line-break/>many :: Alternative f =&gt; fa → f [a]</text:p>
      <text:p text:style-name="P1">They are however defined differently <text:span text:style-name="T36">however are defined in terms of each other:</text:span><text:line-break/>some v = (:) &lt;$&gt; <text:s/>v &lt;*&gt; many v</text:p>
      <text:p text:style-name="P1">many v = some v &lt;|&gt; produce []</text:p>
      <text:p text:style-name="P1">some v repeatedly attempts to parse the given argument and concatenates them together. It will fail if not a si<text:span text:style-name="T100">n</text:span>g<text:span text:style-name="T99">le</text:span> match <text:span text:style-name="T38">succeeds</text:span>. <text:span text:style-name="T37">many works much the same way by repeatedly attempting to parse the given argument until is fails and then stops by returning produce [] which is achieved by &lt;|&gt; but will not fail itself if some v fails on the first match. </text:span></text:p>
      <text:p text:style-name="P1"/>
      <text:p text:style-name="P9">Grammar</text:p>
      <text:p text:style-name="P1">With these tool<text:span text:style-name="T101">s</text:span> a grammar represented by a<text:span text:style-name="T33">n extended</text:span> BNF can now be converted into a Haskell program which parses a valid input string.</text:p>
      <text:p text:style-name="P1"/>
      <text:p text:style-name="P1"><text:s text:c="4"/>prog : line*</text:p>
      <text:p text:style-name="P1"><text:s text:c="4"/>line : cmnd cr | <text:span text:style-name="T47">stmt cr | </text:span>number stmt cr</text:p>
      <text:p text:style-name="P1"><text:s text:c="4"/>cmnd : CLEAR | LIST | RUN</text:p>
      <text:p text:style-name="P1"><text:s text:c="4"/>stmt : PRINT args</text:p>
      <text:p text:style-name="P1"><text:s text:c="9"/>| IF expr rel expr THEN stmt</text:p>
      <text:p text:style-name="P1"><text:s text:c="9"/>| GOTO expr</text:p>
      <text:p text:style-name="P1"><text:s text:c="9"/>| INPUT vars</text:p>
      <text:p text:style-name="P1"><text:s text:c="9"/>| LET var '=' expr</text:p>
      <text:p text:style-name="P1"><text:s text:c="9"/>| GOSUB expr</text:p>
      <text:p text:style-name="P1"><text:s text:c="9"/>| RETURN</text:p>
      <text:p text:style-name="P1"><text:s text:c="9"/>| END</text:p>
      <text:p text:style-name="P1"><text:s text:c="4"/>args : ( string | expr ) (',' ( string | expr ))*</text:p>
      <text:p text:style-name="P1"><text:s text:c="4"/>vars : var (',' var)*</text:p>
      <text:p text:style-name="P1"><text:s text:c="4"/>expr : ['+'|'-'] term (('+'|'-') term)*</text:p>
      <text:p text:style-name="P1"><text:s text:c="4"/>term : fact (('*'|'/') fact)*</text:p>
      <text:p text:style-name="P1"><text:s text:c="4"/>fact : var | number | '(' expr ')'</text:p>
      <text:p text:style-name="P1"><text:s text:c="4"/>var : 'A' | 'B' <text:s/>| ... | 'Z'</text:p>
      <text:p text:style-name="P1"><text:s text:c="4"/>number : digit digit*</text:p>
      <text:p text:style-name="P1"><text:s text:c="4"/>digit : '0' | '1' | ... | '9'</text:p>
      <text:p text:style-name="P1"><text:s text:c="4"/>rel : '&lt;' [ '&gt;' | '=' ] | '&gt;' [ '&lt;' | '=' ] | '='</text:p>
      <text:p text:style-name="P1"><text:s text:c="4"/>string : '"' achar* '"'</text:p>
      <text:p text:style-name="P1"><text:soft-page-break/><text:s text:c="4"/>achar: any character except '"' or '\n' or '\r'</text:p>
      <text:p text:style-name="P1"/>
      <text:p text:style-name="P1">This is a simple grammar of a subset of Tiny BASIC programming language. </text:p>
      <text:p text:style-name="P1"/>
      <text:p text:style-name="P1">The idea of this grammar is contain <text:span text:style-name="T33">the whole program in a prog non-terminal. This non-terminal is a series of lines representing each line of code in the written code.</text:span></text:p>
      <text:p text:style-name="P1">data Prog = Prog [Line]</text:p>
      <text:p text:style-name="P5"><text:s/>The parser for prog is therefore simply a list of Lines.</text:p>
      <text:p text:style-name="P1">prog :: Parser Prog</text:p>
      <text:p text:style-name="P1">prog = Prog &lt;$&gt; many <text:span text:style-name="T34">line</text:span></text:p>
      <text:p text:style-name="P1">The prog parser will receive each line using many. fmap is then used on Prog over these lines to form the list of lines. <text:s/>A line in the grammar is defined as being a command, <text:span text:style-name="T102">statement</text:span> or a number followed by a statement. The line is then ended by a <text:span text:style-name="T39">carriage</text:span> return. </text:p>
      <text:p text:style-name="P1">data Line = Cmnd Cmnd | <text:span text:style-name="T48">Stmt Stmt | </text:span>Line Int <text:span text:style-name="T40">Stmt</text:span></text:p>
      <text:p text:style-name="P45">Line :: Parser Line</text:p>
      <text:p text:style-name="P45">line = (Cmnd &lt;$&gt; cmnd &lt;* cr)</text:p>
      <text:p text:style-name="P45"><text:tab/><text:span text:style-name="T48">&lt;|&gt; (Stmt &lt;$&gt; stmt &lt;* cr)</text:span><text:line-break/><text:tab/>&lt;|&gt; (Line &lt;$&gt; number &lt;*&gt; stmt &lt;* cr)</text:p>
      <text:p text:style-name="P1">The carriage return is used in order to express that a new line is being made when writing code and so when it is parsed <text:span text:style-name="T41">it indicates the end of that line.</text:span></text:p>
      <text:p text:style-name="P43"><text:span text:style-name="T42">Carriage</text:span> return cr is defined as:</text:p>
      <text:p text:style-name="P43">cr :: Parser [Char]</text:p>
      <text:p text:style-name="P43">cr = <text:span text:style-name="T103">some</text:span> (oneOf “\r\n”)</text:p>
      <text:p text:style-name="P43">In BNF it would be defined as:<text:line-break/>cr = <text:span text:style-name="T43">(</text:span>“\r” | “\n”<text:span text:style-name="T43">)+</text:span></text:p>
      <text:p text:style-name="P43"><text:span text:style-name="T2">Here the definition of cr is a list of </text:span>carriage<text:span text:style-name="T2"> returns “\r” or line feeds “\n”. </text:span><text:span text:style-name="T6">The grammar allows the use of either </text:span><text:span text:style-name="T10">method</text:span><text:span text:style-name="T6"> and can be used interchangeably through out a program with the use of oneOf. oneOf will </text:span><text:span text:style-name="T10">succeed</text:span><text:span text:style-name="T6"> i</text:span><text:span text:style-name="T10">f the given character matches any character in its string and then parse that character.</text:span><text:span text:style-name="T3"> </text:span><text:span text:style-name="T4">The grammar also allows for multiple carriage returns with the use of </text:span><text:span text:style-name="T11">some</text:span><text:span text:style-name="T4"> so for example, multiple carriage returns after a line. </text:span><text:span text:style-name="T12">By using 'some', it guaranties a line will finish with a carriage return</text:span><text:span text:style-name="T5">. </text:span></text:p>
      <text:p text:style-name="P46"><text:line-break/><text:span text:style-name="T104">As stated with the BNF grammar of line, the alternative operator is used to correctly match the in coming input stream. If a parser fails then the next option is applied. The appropriate data type is used with fmap over the parser. Although 'cr' needs to succeed in order to parse each line, the result of itself is not contained in each line which is achieved by using &lt;*. This is a parser combinator of the applicative class where the type here is </text:span></text:p>
      <text:p text:style-name="P52">&lt;* :: Parser a -&gt; Parser b -&gt; Parser a</text:p>
      <text:p text:style-name="P47">and so the result of this operator is the result of the first argument.</text:p>
      <text:p text:style-name="P44"/>
      <text:p text:style-name="P6">Cmnd can be three commands and is defined by:<text:line-break/>data Cmnd = CLEAR | LIST | RUN</text:p>
      <text:p text:style-name="P6">cmnd will parse these <text:span text:style-name="T105">command</text:span> strings:</text:p>
      <text:p text:style-name="P6">cmnd :: Parser Cmnd</text:p>
      <text:p text:style-name="P6">cmnd = CLEAR &lt;$ tok “CLEAR”</text:p>
      <text:p text:style-name="P6"><text:tab/>&lt;|&gt; LIST &lt;$ tok “LIST”</text:p>
      <text:p text:style-name="P7"><text:tab/>&lt;|&gt; RUN &lt;$ tok “RUN”</text:p>
      <text:p text:style-name="P1"><text:span text:style-name="T1">cmnd will attempt to parse </text:span><text:span text:style-name="T13">the</text:span><text:span text:style-name="T1"> string which matches a command in the grammar. </text:span><text:span text:style-name="T8">In order to consume string</text:span><text:span text:style-name="T7">s</text:span><text:span text:style-name="T8"> and create token</text:span><text:span text:style-name="T7">s</text:span><text:span text:style-name="T8"> tok is used </text:span><text:span text:style-name="T7">and is defined as:<text:line-break/>tok :: String → Parser String</text:span></text:p>
      <text:p text:style-name="P6"><text:soft-page-break/>tok t = string t &lt;* whitespace</text:p>
      <text:p text:style-name="P1"><text:span text:style-name="T1">tok consumes the string and creates a Parser String. </text:span><text:span text:style-name="T9">tok will also consume any whitespace in the string after the given string but does not create a token from this. This is done by using whitespace which is defined as:</text:span></text:p>
      <text:p text:style-name="P8">whitespace :: Parser ()</text:p>
      <text:p text:style-name="P6">whitespace = many (oneOf <text:s/>“ \t”) *&gt; <text:span text:style-name="T106">produce</text:span> ()</text:p>
      <text:p text:style-name="P48">whitespace will consume zero or more whitesapce characters <text:span text:style-name="T49">until oneOf fails. It will then return with produce “” to stop reading from the parse stream. </text:span></text:p>
      <text:p text:style-name="P1"/>
      <text:p text:style-name="P1">The are a number of statements in the grammar in which have type Stmt:</text:p>
      <text:p text:style-name="P1">data Stmt = PRINT [Either String Expr]</text:p>
      <text:p text:style-name="P1"><text:tab/><text:tab/>| IF Expr Rel Expr Stmt</text:p>
      <text:p text:style-name="P1"><text:tab/><text:tab/>| GOTO Expr </text:p>
      <text:p text:style-name="P1"><text:tab/><text:tab/>| INPUT [Ident]</text:p>
      <text:p text:style-name="P1"><text:tab/><text:tab/>| LET Ident Expr</text:p>
      <text:p text:style-name="P1"><text:tab/><text:tab/>| GOSUB Expr</text:p>
      <text:p text:style-name="P1"><text:tab/><text:tab/>| RETURN</text:p>
      <text:p text:style-name="P1"><text:tab/><text:tab/>| END</text:p>
      <text:p text:style-name="P1">The stmt parser is defined as:</text:p>
      <text:p text:style-name="P1"><text:s/>stmt :: Parser Stmt</text:p>
      <text:p text:style-name="P1"><text:s/>stmt = PRINT &lt;$ tok "PRINT" &lt;*&gt; args</text:p>
      <text:p text:style-name="P1"><text:s text:c="4"/>&lt;|&gt; IF &lt;$ tok "IF" &lt;*&gt; expr &lt;*&gt; rel &lt;*&gt; expr &lt;* tok "THEN" &lt;*&gt; stmt</text:p>
      <text:p text:style-name="P1"><text:s text:c="4"/>&lt;|&gt; GOTO &lt;$ tok "GOTO" &lt;*&gt; expr</text:p>
      <text:p text:style-name="P1"><text:s text:c="4"/>&lt;|&gt; INPUT &lt;$ tok "INPUT" &lt;*&gt; vars</text:p>
      <text:p text:style-name="P1"><text:s text:c="4"/>&lt;|&gt; LET &lt;$ tok "LET" &lt;*&gt; var &lt;* tok "=" &lt;*&gt; expr</text:p>
      <text:p text:style-name="P1"><text:s text:c="4"/>&lt;|&gt; GOSUB &lt;$ tok "GOSUB" &lt;*&gt; expr</text:p>
      <text:p text:style-name="P1"><text:s text:c="4"/>&lt;|&gt; RETURN &lt;$ tok "RETURN"</text:p>
      <text:p text:style-name="P1"><text:s text:c="4"/>&lt;|&gt; END &lt;$ tok "END"</text:p>
      <text:p text:style-name="P1"><text:span text:style-name="T107">A statement such as </text:span>PRINT is parsed by consuming the string PRINT with tok followed by <text:span text:style-name="T54">arguments separated by commas. An argument is comprised of a single string or an expression of signed numbers. To capture the two choice of PRINT, Args is defined along with args:<text:line-break/>type Args = [Either String Expr]</text:span></text:p>
      <text:p text:style-name="P1">args :: Parser Args</text:p>
      <text:p text:style-name="P1">args = sepBy1 ((Left &lt;$&gt; str) &lt;|&gt; (Right &lt;$&gt; expr)) (tok ",")</text:p>
      <text:p text:style-name="P49">By creating the Args type, args is a parser of String<text:span text:style-name="T50">s</text:span> <text:span text:style-name="T50">and</text:span> Expr<text:span text:style-name="T50">s</text:span>. <text:span text:style-name="T51">sepBy1 consumes one or more occurrences of either a string or expression and separates them with a comma token created by tok “,”. </text:span></text:p>
      <text:p text:style-name="P51">sepBy1 :: Alternative m =&gt; m a -&gt; m x -&gt; m [a]</text:p>
      <text:p text:style-name="P51">sepBy1 p x = (:) &lt;$&gt; p &lt;*&gt; many (x *&gt; p)</text:p>
      <text:p text:style-name="P50"/>
      <text:p text:style-name="P53">The first argument of sepBy1 is a tuple of a choice between a string and an expression. sepBy1 will attempt to parse using str, using str, and if successful will be labelled Left for a String, the left choice of the either. If fails, tries to parse using expr and if that succeeds is labelled Right for an expression, the right choice of the either. </text:p>
      <text:p text:style-name="P1">The left option's parse<text:span text:style-name="T52">r</text:span> is str which attempts to parse a string which is defined:</text:p>
      <text:p text:style-name="P1">str :: Parser String</text:p>
      <text:p text:style-name="P1">str = tok "\"" *&gt; some (noneOf ("\n\r\"")) &lt;* tok "\""</text:p>
      <text:p text:style-name="P1">This will consume a " followed by one or more characters which are not carriage return characters or a ". Once noneOf attempts to consume a " it fails and then is consumed by the final tok as it represents the end of the string.</text:p>
      <text:p text:style-name="P1"><text:soft-page-break/></text:p>
      <text:p text:style-name="P1">The right option's parser is expr which <text:span text:style-name="T53">attempts</text:span> to parse an expression <text:span text:style-name="T55">which is defined as a signed term followed by zero or more terms that are added or subtracted. This parser has type Parser Expr which is defined with the following data types:<text:line-break/>data Parity = POS | NEG</text:span></text:p>
      <text:p text:style-name="P1">data Exprs = (:+:) Term | (:-:) Term</text:p>
      <text:p text:style-name="P1">data Expr = Expr Parity Term [Exprs]</text:p>
      <text:p text:style-name="P1">An expression has a term which has a positive or negative parity followed by a list of expressions which are terms that are being added or subtracted. </text:p>
      <text:p text:style-name="P1">The parser for expr is as follows:</text:p>
      <text:p text:style-name="P1">expr :: Parser Expr</text:p>
      <text:p text:style-name="P1">expr = Expr &lt;$&gt; ((POS &lt;$ tok "+") &lt;|&gt; (NEG &lt;$ tok "-") &lt;|&gt; pure POS)</text:p>
      <text:p text:style-name="P1"><text:s text:c="3"/>&lt;*&gt; term &lt;*&gt; many exprs</text:p>
      <text:p text:style-name="P1">This will consume the parity of the first number. If no parity is written then the number is positive. <text:span text:style-name="T56">It will then parse using term followed by parsing with exprs zero or more times. This parser will parse a minus then a term or a plus and then a term. </text:span></text:p>
      <text:p text:style-name="P1">exprs :: Parser Exprs</text:p>
      <text:p text:style-name="P1">exprs = (:+:) &lt;$ tok "+" &lt;*&gt; term</text:p>
      <text:p text:style-name="P1"><text:s text:c="5"/>&lt;|&gt; (:-:) &lt;$ tok "-" &lt;*&gt; term</text:p>
      <text:p text:style-name="P1"/>
      <text:p text:style-name="P1">A term is defined a<text:span text:style-name="T57">s</text:span> a factor followed by a list of terms.</text:p>
      <text:p text:style-name="P1">data Term <text:s text:c="3"/>= <text:s/>Term Fact [Terms]</text:p>
      <text:p text:style-name="P1">Terms is defined as a factor which is preceded by either multiplication or division.</text:p>
      <text:p text:style-name="P1">data Terms <text:s text:c="2"/>= <text:s/>(:*:) Fact | (:/:) Fact</text:p>
      <text:p text:style-name="P1">The parser term will parse a factor followed by zero or more terms.</text:p>
      <text:p text:style-name="P1">term :: Parser Term</text:p>
      <text:p text:style-name="P1">term = Term &lt;$&gt; fact &lt;*&gt; many terms</text:p>
      <text:p text:style-name="P1">The parser terms will parse either a multiplication symbol followed by a factor or a division sign followed by a factor. </text:p>
      <text:p text:style-name="P1">terms :: Parser Terms</text:p>
      <text:p text:style-name="P1">terms = (:*:) &lt;$ tok "*" &lt;*&gt; fact</text:p>
      <text:p text:style-name="P1"><text:s text:c="5"/>&lt;|&gt; (:/:) &lt;$ tok "/" &lt;*&gt; fact</text:p>
      <text:p text:style-name="P1"/>
      <text:p text:style-name="P1">The factor parse<text:span text:style-name="T59">r</text:span> has type either variable identified as a char, number <text:span text:style-name="T58">as a integer</text:span> or a <text:span text:style-name="T60">series of expressions which are parenthesized.</text:span></text:p>
      <text:p text:style-name="P2">data Fact <text:s text:c="3"/>= <text:s/>Var Ident | Number Int | Parens Expr</text:p>
      <text:p text:style-name="P3">type Ident <text:s text:c="2"/>= <text:s/>Char</text:p>
      <text:p text:style-name="P4">The parser is defiend as: </text:p>
      <text:p text:style-name="P4">fact :: Parser Fact</text:p>
      <text:p text:style-name="P4">fact = Var &lt;$&gt; var</text:p>
      <text:p text:style-name="P4"><text:s text:c="5"/>&lt;|&gt; Number &lt;$&gt; number</text:p>
      <text:p text:style-name="P4"><text:s text:c="5"/>&lt;|&gt; Parens &lt;$ tok "(" &lt;*&gt; expr &lt;* tok ")"</text:p>
      <text:p text:style-name="P4">A variable is simply a capital letter of the alphabet which parser is defined as:<text:line-break/>var :: Parser Char</text:p>
      <text:p text:style-name="P4">var = oneOf ['A' .. 'Z'] &lt;* whitespace</text:p>
      <text:p text:style-name="P4">A number is an integer which is parsed with:</text:p>
      <text:p text:style-name="P4">number :: Parser Int</text:p>
      <text:p text:style-name="P4">number = (some (oneOf ['0' .. '9']) &gt;&gt;= return . read) &lt;* whitespace<text:line-break/></text:p>
      <text:p text:style-name="P54">The other statements can be expressed in terms of these parsers that have been defined.</text:p>
      <text:p text:style-name="P54"><text:soft-page-break/></text:p>
      <text:p text:style-name="P55"><text:a xlink:type="simple" xlink:href="http://dev.stephendiehl.com/fun/002_parsers.html">http://dev.stephendiehl.com/fun/002_parsers.html</text:a></text:p>
      <text:p text:style-name="P55"/>
      <text:p text:style-name="P55"><text:a xlink:type="simple" xlink:href="http://www.cs.nott.ac.uk/~pszgmh/pearl.pdf">http://www.cs.nott.ac.uk/~pszgmh/pearl.pdf</text:a></text:p>
      <text:p text:style-name="P56"><text:a xlink:type="simple" xlink:href="https://en.wikipedia.org/wiki/Formal_language">https://en.wikipedia.org/wiki/Formal_language</text:a></text:p>
      <text:p text:style-name="P57"><text:a xlink:type="simple" xlink:href="https://en.wikipedia.org/wiki/Formal_grammar">https://en.wikipedia.org/wiki/Formal_grammar</text:a></text:p>
      <text:p text:style-name="P58"><text:a xlink:type="simple" xlink:href="https://en.wikipedia.org/wiki/Context-free_grammar">https://en.wikipedia.org/wiki/Context-free_grammar</text:a></text:p>
      <text:p text:style-name="P59"><text:a xlink:type="simple" xlink:href="https://www.cs.rochester.edu/~nelson/courses/csc_173/grammars/cfg.html">https://www.cs.rochester.edu/~nelson/courses/csc_173/grammars/cfg.html</text:a></text:p>
      <text:p text:style-name="P60"><text:a xlink:type="simple" xlink:href="http://cuiwww.unige.ch/db-research/Enseignement/analyseinfo/AboutBNF.html">http://cuiwww.unige.ch/db-research/Enseignement/analyseinfo/AboutBNF.html</text:a></text:p>
      <text:p text:style-name="P60"><text:a xlink:type="simple" xlink:href="https://en.wikipedia.org/wiki/ALGOL_60">https://en.wikipedia.org/wiki/ALGOL_60</text:a></text:p>
      <text:p text:style-name="P62"><text:a xlink:type="simple" xlink:href="https://www.w3.org/Notation.html">https://www.w3.org/Notation.html</text:a></text:p>
      <text:p text:style-name="P70"><text:a xlink:type="simple" xlink:href="https://www.tutorialspoint.com/compiler_design/compiler_design_lexical_analysis.htm">https://www.tutorialspoint.com/compiler_design/compiler_design_lexical_analysis.htm</text:a></text:p>
      <text:p text:style-name="P73"><text:a xlink:type="simple" xlink:href="http://infolab.stanford.edu/~ullman/dragon/slides1.pdf">http://infolab.stanford.edu/~ullman/dragon/slides1.pdf</text:a></text:p>
      <text:p text:style-name="P78"><text:a xlink:type="simple" xlink:href="http://remusao.github.io/whats-in-a-parser-combinator.html">http://remusao.github.io/whats-in-a-parser-combinator.html</text:a></text:p>
      <text:p text:style-name="P100"><text:a xlink:type="simple" xlink:href="https://hackage.haskell.org/">https://hackage.haskell.org</text:a></text:p>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thJax Math-italic" svg:font-family="'MathJax Math-italic'"/>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5:15:38.989113309</meta:creation-date>
    <dc:date>2016-12-17T19:20:09.953505432</dc:date>
    <meta:editing-duration>P2DT10H56M58S</meta:editing-duration>
    <meta:editing-cycles>594</meta:editing-cycles>
    <meta:generator>LibreOffice/4.2.8.2$Linux_X86_64 LibreOffice_project/420m0$Build-2</meta:generator>
    <meta:document-statistic meta:table-count="1" meta:image-count="0" meta:object-count="0" meta:page-count="10" meta:paragraph-count="289" meta:word-count="4283" meta:character-count="23541" meta:non-whitespace-character-count="19050"/>
  </office:meta>
</office:document-meta>
</file>